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5cm" fo:min-width="0.7cm"/>
      <style:paragraph-properties style:writing-mode="lr-tb"/>
    </style:style>
    <style:style style:name="gr5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81cm" svg:stroke-color="#ea75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45cm" fo:min-width="0cm"/>
      <style:paragraph-properties style:writing-mode="lr-tb"/>
    </style:style>
    <style:style style:name="gr8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9" style:family="graphic" style:parent-style-name="standard">
      <style:graphic-properties draw:stroke="none" draw:stroke-dash="Long_20_Dash" svg:stroke-width="0cm" svg:stroke-color="#ea7500" draw:marker-start-width="0.227cm" draw:marker-end-width="0.227cm" draw:fill="solid" draw:fill-color="#ea7500" draw:opacity="100%" draw:textarea-horizontal-align="center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21cm"/>
      <style:paragraph-properties style:writing-mode="lr-tb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0pt" style:font-size-complex="10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style:font-size-asian="12pt" style:font-size-complex="12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0000" loext:opacity="100%" fo:font-size="10pt" fo:background-color="#780373" style:font-size-asian="7pt" style:font-size-complex="7pt"/>
    </style:style>
    <style:style style:name="P8" style:family="paragraph">
      <loext:graphic-properties draw:fill="solid" draw:fill-color="#ea7500" draw:opacity="100%"/>
      <style:paragraph-properties fo:text-align="center"/>
    </style:style>
    <style:style style:name="P9" style:family="paragraph">
      <style:text-properties fo:font-size="8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color="#ea7500" loext:opacity="100%" fo:font-size="8pt" style:font-size-asian="10pt" style:font-size-complex="10pt"/>
    </style:style>
    <style:style style:name="T1" style:family="text">
      <style:text-properties fo:color="#ea7500" loext:opacity="100%" fo:font-size="10pt" style:font-size-asian="10pt" style:font-size-complex="10pt"/>
    </style:style>
    <style:style style:name="T2" style:family="text">
      <style:text-properties fo:color="#ea7500" loext:opacity="100%" style:text-position="-8% 58%" fo:font-size="10pt" style:font-size-asian="10pt" style:font-size-complex="10pt"/>
    </style:style>
    <style:style style:name="T3" style:family="text">
      <style:text-properties fo:color="#ea7500" loext:opacity="100%" style:font-size-asian="8pt" style:font-size-complex="8pt"/>
    </style:style>
    <style:style style:name="T4" style:family="text">
      <style:text-properties fo:color="#ea7500" loext:opacity="100%" style:text-position="-8% 58%" style:font-size-asian="8pt" style:font-size-complex="8pt"/>
    </style:style>
    <style:style style:name="T5" style:family="text">
      <style:text-properties fo:color="#ff0000" loext:opacity="100%" style:font-size-asian="7pt" style:font-size-complex="7pt"/>
    </style:style>
    <style:style style:name="T6" style:family="text">
      <style:text-properties fo:color="#ff0000" loext:opacity="100%" style:text-position="-8% 58%" style:font-size-asian="7pt" style:font-size-complex="7pt"/>
    </style:style>
    <style:style style:name="T7" style:family="text">
      <style:text-properties fo:color="#ea7500" loext:opacity="100%" style:font-size-asian="10pt" style:font-size-complex="10pt"/>
    </style:style>
    <style:style style:name="T8" style:family="text">
      <style:text-properties fo:color="#ea7500" loext:opacity="100%" style:text-position="-8% 58%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03cm" svg:height="0.645cm" svg:x="3.2cm" svg:y="9cm">
          <draw:text-box>
            <text:p text:style-name="P1"><text:span text:style-name="T1">Switch Voltage (V</text:span><text:span text:style-name="T2">S</text:span><text:span text:style-name="T1">, V</text:span><text:span text:style-name="T2">D</text:span><text:span text:style-name="T1">) [V]</text:span></text:p>
          </draw:text-box>
        </draw:frame>
        <draw:g>
          <draw:line draw:style-name="gr2" draw:text-style-name="P3" draw:layer="layout" svg:x1="1.3cm" svg:y1="0.8cm" svg:x2="1.3cm" svg:y2="8.8cm">
            <text:p/>
          </draw:line>
          <draw:line draw:style-name="gr2" draw:text-style-name="P3" draw:layer="layout" svg:x1="9.3cm" svg:y1="8.8cm" svg:x2="1.3cm" svg:y2="8.8cm">
            <text:p/>
          </draw:line>
          <draw:line draw:style-name="gr2" draw:text-style-name="P3" draw:layer="layout" svg:x1="9.3cm" svg:y1="8.8cm" svg:x2="9.1cm" svg:y2="9cm">
            <text:p/>
          </draw:line>
          <draw:line draw:style-name="gr2" draw:text-style-name="P3" draw:layer="layout" svg:x1="9.3cm" svg:y1="8.8cm" svg:x2="9.1cm" svg:y2="8.6cm">
            <text:p/>
          </draw:line>
          <draw:line draw:style-name="gr2" draw:text-style-name="P3" draw:layer="layout" svg:x1="1.3cm" svg:y1="0.8cm" svg:x2="1.5cm" svg:y2="1cm">
            <text:p/>
          </draw:line>
          <draw:line draw:style-name="gr2" draw:text-style-name="P3" draw:layer="layout" svg:x1="1.3cm" svg:y1="0.8cm" svg:x2="1.1cm" svg:y2="1cm">
            <text:p/>
          </draw:line>
          <draw:line draw:style-name="gr3" draw:text-style-name="P4" draw:layer="layout" svg:x1="2.3cm" svg:y1="8.8cm" svg:x2="2.3cm" svg:y2="9cm">
            <text:p/>
          </draw:line>
          <draw:line draw:style-name="gr3" draw:text-style-name="P4" draw:layer="layout" svg:x1="3.3cm" svg:y1="8.8cm" svg:x2="3.3cm" svg:y2="9cm">
            <text:p/>
          </draw:line>
          <draw:line draw:style-name="gr3" draw:text-style-name="P4" draw:layer="layout" svg:x1="4.3cm" svg:y1="8.8cm" svg:x2="4.3cm" svg:y2="9cm">
            <text:p/>
          </draw:line>
          <draw:line draw:style-name="gr3" draw:text-style-name="P4" draw:layer="layout" svg:x1="5.3cm" svg:y1="8.8cm" svg:x2="5.3cm" svg:y2="9cm">
            <text:p/>
          </draw:line>
          <draw:line draw:style-name="gr3" draw:text-style-name="P4" draw:layer="layout" svg:x1="6.3cm" svg:y1="8.8cm" svg:x2="6.3cm" svg:y2="9cm">
            <text:p/>
          </draw:line>
          <draw:line draw:style-name="gr3" draw:text-style-name="P4" draw:layer="layout" svg:x1="7.3cm" svg:y1="8.8cm" svg:x2="7.3cm" svg:y2="9cm">
            <text:p/>
          </draw:line>
          <draw:line draw:style-name="gr3" draw:text-style-name="P4" draw:layer="layout" svg:x1="8.3cm" svg:y1="8.8cm" svg:x2="8.3cm" svg:y2="9cm">
            <text:p/>
          </draw:line>
          <draw:line draw:style-name="gr3" draw:text-style-name="P4" draw:layer="layout" svg:x1="1.3cm" svg:y1="7.8cm" svg:x2="1.1cm" svg:y2="7.8cm">
            <text:p/>
          </draw:line>
          <draw:line draw:style-name="gr3" draw:text-style-name="P4" draw:layer="layout" svg:x1="1.3cm" svg:y1="6.8cm" svg:x2="1.1cm" svg:y2="6.8cm">
            <text:p/>
          </draw:line>
          <draw:line draw:style-name="gr3" draw:text-style-name="P4" draw:layer="layout" svg:x1="1.3cm" svg:y1="5.8cm" svg:x2="1.1cm" svg:y2="5.8cm">
            <text:p/>
          </draw:line>
          <draw:line draw:style-name="gr3" draw:text-style-name="P4" draw:layer="layout" svg:x1="1.3cm" svg:y1="4.8cm" svg:x2="1.1cm" svg:y2="4.8cm">
            <text:p/>
          </draw:line>
          <draw:line draw:style-name="gr3" draw:text-style-name="P4" draw:layer="layout" svg:x1="1.3cm" svg:y1="2.8cm" svg:x2="1.1cm" svg:y2="2.8cm">
            <text:p/>
          </draw:line>
          <draw:line draw:style-name="gr3" draw:text-style-name="P4" draw:layer="layout" svg:x1="1.3cm" svg:y1="1.8cm" svg:x2="1.1cm" svg:y2="1.8cm">
            <text:p/>
          </draw:line>
          <draw:line draw:style-name="gr3" draw:text-style-name="P4" draw:layer="layout" svg:x1="1.3cm" svg:y1="3.8cm" svg:x2="1.1cm" svg:y2="3.8cm">
            <text:p/>
          </draw:line>
        </draw:g>
        <draw:frame draw:style-name="gr4" draw:text-style-name="P6" draw:layer="layout" svg:width="1.616cm" svg:height="0.745cm" draw:transform="rotate (1.5707963267949) translate (0.255cm 6.116cm)">
          <draw:text-box>
            <text:p text:style-name="P5"><text:span text:style-name="T3">R</text:span><text:span text:style-name="T4">ON</text:span><text:span text:style-name="T3"> [Ω]</text:span></text:p>
          </draw:text-box>
        </draw:frame>
        <draw:path draw:style-name="gr5" draw:text-style-name="P4" draw:layer="layout" svg:width="7.184cm" svg:height="5.62cm" draw:transform="rotate (0.11379546723003) translate (0.761788496944972cm 2.21582062178397cm)" svg:viewBox="0 0 7185 5621" svg:d="M0 5621c3523 0 4553-1091 5439-1794 886-704 1343-2061 1533-2845 190-783 213-982 213-982">
          <text:p/>
        </draw:path>
        <draw:path draw:style-name="gr5" draw:text-style-name="P4" draw:layer="layout" svg:width="7.184cm" svg:height="5.62cm" draw:transform="rotate (-0.113795467230031) translate (1.8cm 1.4cm)" svg:viewBox="0 0 7185 5621" svg:d="M7185 5621c-3523 0-4554-1091-5439-1794-886-704-1343-2061-1533-2845-190-783-213-982-213-982">
          <text:p/>
        </draw:path>
        <draw:path draw:style-name="gr6" draw:text-style-name="P4" draw:layer="layout" svg:width="6.795cm" svg:height="0.568cm" draw:transform="rotate (0.0343829862642883) translate (1.48848474544361cm 7.66522057241839cm)" svg:viewBox="0 0 6796 569" svg:d="M0 335c1913-334 1813-338 1913-334 100 3 296 110 492 217 197 106 597 120 797 127 199 7 806-172 1009-265 204-93 596 120 796 127s989 334 1789 362">
          <text:p/>
        </draw:path>
        <draw:frame draw:style-name="gr7" draw:text-style-name="P7" draw:layer="layout" svg:width="1.399cm" svg:height="1.039cm" svg:x="2.4cm" svg:y="1.861cm">
          <draw:text-box>
            <text:p text:style-name="P5"><text:span text:style-name="T5">P-Ch </text:span><text:span text:style-name="T5"><text:line-break/></text:span><text:span text:style-name="T5">R</text:span><text:span text:style-name="T6">ON</text:span><text:span text:style-name="T5"> </text:span></text:p>
          </draw:text-box>
        </draw:frame>
        <draw:line draw:style-name="gr8" draw:text-style-name="P4" draw:layer="layout" svg:x1="3cm" svg:y1="2.8cm" svg:x2="2.3cm" svg:y2="3.7cm">
          <text:p/>
        </draw:line>
        <draw:frame draw:style-name="gr7" draw:text-style-name="P7" draw:layer="layout" svg:width="1.421cm" svg:height="1.039cm" svg:x="5.9cm" svg:y="2.1cm">
          <draw:text-box>
            <text:p text:style-name="P5"><text:span text:style-name="T5">N-Ch </text:span><text:span text:style-name="T5"><text:line-break/></text:span><text:span text:style-name="T5">R</text:span><text:span text:style-name="T6">ON</text:span><text:span text:style-name="T5"> </text:span></text:p>
          </draw:text-box>
        </draw:frame>
        <draw:line draw:style-name="gr8" draw:text-style-name="P4" draw:layer="layout" svg:x1="6.6cm" svg:y1="3.2cm" svg:x2="7.4cm" svg:y2="3.8cm">
          <text:p/>
        </draw:line>
        <draw:frame draw:style-name="gr7" draw:text-style-name="P7" draw:layer="layout" svg:width="2.195cm" svg:height="1.039cm" svg:x="6.305cm" svg:y="5.8cm">
          <draw:text-box>
            <text:p text:style-name="P5"><text:span text:style-name="T5">Combined </text:span><text:span text:style-name="T5"><text:line-break/></text:span><text:span text:style-name="T5">R</text:span><text:span text:style-name="T6">ON</text:span><text:span text:style-name="T5"> </text:span></text:p>
          </draw:text-box>
        </draw:frame>
        <draw:line draw:style-name="gr8" draw:text-style-name="P4" draw:layer="layout" svg:x1="6cm" svg:y1="7.5cm" svg:x2="7cm" svg:y2="6.5cm">
          <text:p/>
        </draw:line>
        <draw:path draw:style-name="gr9" draw:text-style-name="P8" draw:layer="layout" svg:width="0.017cm" svg:height="7.379cm" svg:x="8.291cm" svg:y="1.42cm" svg:viewBox="0 0 18 7380" svg:d="M18 7380h-9-9v-72h9 9zM18 7254h-9-9v-72h9 9zM18 7128h-9-9v-72h9 9zM18 7002h-9-9v-72h9 9zM18 6876h-9-9v-72h9 9zM18 6750h-9-9v-72h9 9zM18 6624h-9-9v-72h9 9zM18 6498h-9-9v-72h9 9zM18 6372h-9-9v-72h9 9zM18 6246h-9-9v-72h9 9zM18 6120h-9-9v-72h9 9zM18 5994h-9-9v-72h9 9zM18 5868h-9-9v-72h9 9zM18 5742h-9-9v-72h9 9zM18 5616h-9-9v-72h9 9zM18 5490h-9-9v-72h9 9zM18 5364h-9-9v-72h9 9zM18 5238h-9-9v-72h9 9zM18 5112h-9-9v-72h9 9zM18 4986h-9-9v-72h9 9zM18 4860h-9-9v-72h9 9zM18 4734h-9-9v-72h9 9zM18 4608h-9-9v-72h9 9zM18 4482h-9-9v-72h9 9zM18 4356h-9-9v-72h9 9zM18 4230h-9-9v-72h9 9zM18 4104h-9-9v-72h9 9zM18 3978h-9-9v-72h9 9zM18 3852h-9-9v-72h9 9zM18 3726h-9-9v-72h9 9zM18 3600h-9-9v-72h9 9zM18 3474h-9-9v-72h9 9zM18 3348h-9-9v-72h9 9zM18 3222h-9-9v-72h9 9zM18 3096h-9-9v-72h9 9zM18 2970h-9-9v-72h9 9zM18 2844h-9-9v-72h9 9zM18 2718h-9-9v-72h9 9zM18 2592h-9-9v-72h9 9zM18 2466h-9-9v-72h9 9zM18 2340h-9-9v-72h9 9zM18 2214h-9-9v-72h9 9zM18 2088h-9-9v-72h9 9zM18 1962h-9-9v-72h9 9zM18 1836h-9-9v-72h9 9zM18 1710h-9-9v-72h9 9zM18 1584h-9-9v-72h9 9zM18 1458h-9-9v-72h9 9zM18 1332h-9-9v-72h9 9zM18 1206h-9-9v-72h9 9zM18 1080h-9-9v-72h9 9zM18 954h-9-9v-72h9 9zM18 828h-9-9v-72h9 9zM18 702h-9-9v-72h9 9zM18 576h-9-9v-72h9 9zM18 450h-9-9v-72h9 9zM18 324h-9-9v-72h9 9zM18 198h-9-9v-72h9 9zM18 72h-9-9v-72h9 9z">
          <text:p/>
        </draw:path>
        <draw:frame draw:style-name="gr10" draw:text-style-name="P10" draw:layer="layout" svg:width="0.93cm" svg:height="0.569cm" svg:x="7.879cm" svg:y="8.955cm">
          <draw:text-box>
            <text:p text:style-name="P9"><text:span text:style-name="T7">V</text:span><text:span text:style-name="T8">DD</text:span></text:p>
          </draw:text-box>
        </draw:frame>
        <draw:frame draw:style-name="gr10" draw:text-style-name="P10" draw:layer="layout" svg:width="0.913cm" svg:height="0.569cm" svg:x="0.87cm" svg:y="8.9cm">
          <draw:text-box>
            <text:p text:style-name="P9"><text:span text:style-name="T7">V</text:span><text:span text:style-name="T8">SS</text:span></text:p>
          </draw:text-box>
        </draw:frame>
        <draw:line draw:style-name="gr5" draw:text-style-name="P4" draw:layer="layout" svg:x1="1.3cm" svg:y1="9cm" svg:x2="1.3cm" svg:y2="8.8cm">
          <text:p/>
        </draw:line>
        <draw:line draw:style-name="gr5" draw:text-style-name="P4" draw:layer="layout" svg:x1="8.3cm" svg:y1="9cm" svg:x2="8.3cm" svg:y2="8.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2T15:02:03.074000000</meta:creation-date>
    <dc:date>2021-09-02T15:28:03.770000000</dc:date>
    <meta:editing-duration>PT23M11S</meta:editing-duration>
    <meta:editing-cycles>12</meta:editing-cycles>
    <meta:generator>LibreOffice/7.1.4.2$Windows_X86_64 LibreOffice_project/a529a4fab45b75fefc5b6226684193eb000654f6</meta:generator>
    <meta:document-statistic meta:object-count="37"/>
  </office:meta>
</office:document-meta>
</file>